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3pt" svg:height="255.23pt" svg:x="745.77pt" svg:y="24.09pt">
            <loext:p draw:notify-on-update-of-ranges="Sheet1.F4:Sheet1.F13 Sheet1.G3:Sheet1.G3 Sheet1.G4:Sheet1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23pt" svg:x="749.65pt" svg:y="305.69pt">
            <loext:p draw:notify-on-update-of-ranges="Sheet1.F28:Sheet1.F37 Sheet1.G27:Sheet1.G27 Sheet1.G28:Sheet1.G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94.62pt" svg:y="665.4pt">
            <loext:p draw:notify-on-update-of-ranges="Sheet1.G28:Sheet1.G37 Sheet1.G27:Sheet1.G27 Sheet1.F28:Sheet1.F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elBase</text:p>
          </table:table-cell>
          <table:table-cell/>
          <table:table-cell table:style-name="ce1" office:value-type="string" calcext:value-type="string" table:number-columns-spanned="4" table:number-rows-spanned="1">
            <text:p>Right Wheel (Motor 2, Enc(2,3)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ncoder Tic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table:formula="of:=RADIANS([.D4])" office:value-type="float" office:value="0.654498469497874" calcext:value-type="float">
            <text:p>0.6544984695</text:p>
          </table:table-cell>
          <table:table-cell table:formula="of:=[.E4]*[.$A$3]" office:value-type="float" office:value="0.196349540849362" calcext:value-type="float">
            <text:p>0.1963495408</text:p>
          </table:table-cell>
          <table:table-cell office:value-type="float" office:value="2418" calcext:value-type="float">
            <text:p>2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RADIANS([.D5])" office:value-type="float" office:value="0.663225115757845" calcext:value-type="float">
            <text:p>0.6632251158</text:p>
          </table:table-cell>
          <table:table-cell table:formula="of:=[.E5]*[.$A$3]" office:value-type="float" office:value="0.198967534727354" calcext:value-type="float">
            <text:p>0.1989675347</text:p>
          </table:table-cell>
          <table:table-cell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table:formula="of:=RADIANS([.D6])" office:value-type="float" office:value="1.35263017029561" calcext:value-type="float">
            <text:p>1.3526301703</text:p>
          </table:table-cell>
          <table:table-cell table:formula="of:=[.E6]*[.$A$3]" office:value-type="float" office:value="0.405789051088682" calcext:value-type="float">
            <text:p>0.4057890511</text:p>
          </table:table-cell>
          <table:table-cell office:value-type="float" office:value="4884" calcext:value-type="float">
            <text:p>4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RADIANS([.D7])" office:value-type="float" office:value="1.83259571459405" calcext:value-type="float">
            <text:p>1.8325957146</text:p>
          </table:table-cell>
          <table:table-cell table:formula="of:=[.E7]*[.$A$3]" office:value-type="float" office:value="0.549778714378214" calcext:value-type="float">
            <text:p>0.5497787144</text:p>
          </table:table-cell>
          <table:table-cell office:value-type="float" office:value="6583" calcext:value-type="float">
            <text:p>6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formula="of:=RADIANS([.D8])" office:value-type="float" office:value="1.25663706143592" calcext:value-type="float">
            <text:p>1.2566370614</text:p>
          </table:table-cell>
          <table:table-cell table:formula="of:=[.E8]*[.$A$3]" office:value-type="float" office:value="0.376991118430775" calcext:value-type="float">
            <text:p>0.3769911184</text:p>
          </table:table-cell>
          <table:table-cell office:value-type="float" office:value="4528" calcext:value-type="float">
            <text:p>4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formula="of:=RADIANS([.D9])" office:value-type="float" office:value="2.16420827247297" calcext:value-type="float">
            <text:p>2.1642082725</text:p>
          </table:table-cell>
          <table:table-cell table:formula="of:=[.E9]*[.$A$3]" office:value-type="float" office:value="0.649262481741891" calcext:value-type="float">
            <text:p>0.6492624817</text:p>
          </table:table-cell>
          <table:table-cell office:value-type="float" office:value="8079" calcext:value-type="float">
            <text:p>80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151.5" calcext:value-type="float">
            <text:p>151.5</text:p>
          </table:table-cell>
          <table:table-cell table:formula="of:=RADIANS([.D10])" office:value-type="float" office:value="2.64417381677141" calcext:value-type="float">
            <text:p>2.6441738168</text:p>
          </table:table-cell>
          <table:table-cell table:formula="of:=[.E10]*[.$A$3]" office:value-type="float" office:value="0.793252145031423" calcext:value-type="float">
            <text:p>0.793252145</text:p>
          </table:table-cell>
          <table:table-cell office:value-type="float" office:value="9568" calcext:value-type="float">
            <text:p>9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RADIANS([.D11])" office:value-type="float" office:value="0.279252680319093" calcext:value-type="float">
            <text:p>0.2792526803</text:p>
          </table:table-cell>
          <table:table-cell table:formula="of:=[.E11]*[.$A$3]" office:value-type="float" office:value="0.0837758040957278" calcext:value-type="float">
            <text:p>0.0837758041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RADIANS([.D12])" office:value-type="float" office:value="1.60570291183478" calcext:value-type="float">
            <text:p>1.6057029118</text:p>
          </table:table-cell>
          <table:table-cell table:formula="of:=[.E12]*[.$A$3]" office:value-type="float" office:value="0.481710873550435" calcext:value-type="float">
            <text:p>0.4817108736</text:p>
          </table:table-cell>
          <table:table-cell office:value-type="float" office:value="5751" calcext:value-type="float">
            <text:p>57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formula="of:=RADIANS([.D13])" office:value-type="float" office:value="2.02458193231342" calcext:value-type="float">
            <text:p>2.0245819323</text:p>
          </table:table-cell>
          <table:table-cell table:formula="of:=[.E13]*[.$A$3]" office:value-type="float" office:value="0.607374579694027" calcext:value-type="float">
            <text:p>0.6073745797</text:p>
          </table:table-cell>
          <table:table-cell office:value-type="float" office:value="7353" calcext:value-type="float">
            <text:p>735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ight Vel/PWM</text:p>
          </table:table-cell>
          <table:table-cell table:number-columns-repeated="4"/>
        </table:table-row>
        <table:table-row table:style-name="ro1">
          <table:table-cell/>
          <table:table-cell table:formula="of:=0.1524/2" office:value-type="float" office:value="0.0762" calcext:value-type="float">
            <text:p>0.0762</text:p>
          </table:table-cell>
          <table:table-cell table:number-columns-repeated="2"/>
          <table:table-cell table:formula="of:=([.F4]/[.B4])/30" office:value-type="float" office:value="0.00218166156499291" calcext:value-type="float">
            <text:p>0.002181661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5]/[.B5])/30" office:value-type="float" office:value="0.00221075038585948" calcext:value-type="float">
            <text:p>0.002210750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6]/[.B6])/30" office:value-type="float" office:value="0.00270526034059121" calcext:value-type="float">
            <text:p>0.0027052603</text:p>
          </table:table-cell>
          <table:table-cell/>
          <table:table-cell office:value-type="string" calcext:value-type="string">
            <text:p>avg. right vel/PWM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Max Right Vel.</text:p>
          </table:table-cell>
        </table:table-row>
        <table:table-row table:style-name="ro1">
          <table:table-cell table:number-columns-repeated="4"/>
          <table:table-cell table:formula="of:=([.F7]/[.B7])/30" office:value-type="float" office:value="0.00273521748446873" calcext:value-type="float">
            <text:p>0.0027352175</text:p>
          </table:table-cell>
          <table:table-cell/>
          <table:table-cell table:formula="of:=AVERAGE([.E16:.E25])" office:value-type="float" office:value="0.00262187582574299" calcext:value-type="float">
            <text:p>0.0026218758</text:p>
          </table:table-cell>
          <table:table-cell table:formula="of:=1/[.G19]" office:value-type="float" office:value="381.406316112098" calcext:value-type="float">
            <text:p>381.4063161121</text:p>
          </table:table-cell>
          <table:table-cell table:formula="of:=255*[.G19]" office:value-type="float" office:value="0.668578335564463" calcext:value-type="float">
            <text:p>0.6685783356</text:p>
          </table:table-cell>
        </table:table-row>
        <table:table-row table:style-name="ro1">
          <table:table-cell table:number-columns-repeated="4"/>
          <table:table-cell table:formula="of:=([.F8]/[.B8])/30" office:value-type="float" office:value="0.00273181969877373" calcext:value-type="float">
            <text:p>0.002731819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9]/[.B9])/30" office:value-type="float" office:value="0.0026392783810646" calcext:value-type="float">
            <text:p>0.00263927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50]/[.I26]" office:value-type="float" office:value="5801.10656611467" calcext:value-type="float">
            <text:p>5801.1065661147</text:p>
          </table:table-cell>
          <table:table-cell/>
          <table:table-cell table:formula="of:=([.F10]/[.B10])/30" office:value-type="float" office:value="0.00275434772580355" calcext:value-type="float">
            <text:p>0.002754347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11]/[.B11])/30" office:value-type="float" office:value="0.00279252680319093" calcext:value-type="float">
            <text:p>0.00279252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12]/[.B12])/30" office:value-type="float" office:value="0.00276845329626687" calcext:value-type="float">
            <text:p>0.002768453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13]/[.B13])/30" office:value-type="float" office:value="0.0026994425764179" calcext:value-type="float">
            <text:p>0.0026994426</text:p>
          </table:table-cell>
          <table:table-cell table:number-columns-repeated="3"/>
          <table:table-cell office:value-type="string" calcext:value-type="string">
            <text:p>Right meters per tick</text:p>
          </table:table-cell>
        </table:table-row>
        <table:table-row table:style-name="ro1">
          <table:table-cell office:value-type="string" calcext:value-type="string">
            <text:p>WheelBase</text:p>
          </table:table-cell>
          <table:table-cell/>
          <table:table-cell table:style-name="ce1" office:value-type="string" calcext:value-type="string" table:number-columns-spanned="4" table:number-rows-spanned="1">
            <text:p>Left Wheel (Motor 3, Enc(18,19))</text:p>
          </table:table-cell>
          <table:covered-table-cell table:number-columns-repeated="3"/>
          <table:table-cell table:number-columns-repeated="2"/>
          <table:table-cell table:style-name="ce2" table:formula="of:=1/12116.467" office:value-type="float" office:value="0.0000825323091293856" calcext:value-type="float">
            <text:p>0.0000825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ncoder Tic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RADIANS([.D28])" office:value-type="float" office:value="0.767944870877505" calcext:value-type="float">
            <text:p>0.7679448709</text:p>
          </table:table-cell>
          <table:table-cell table:formula="of:=[.E28]*[.$A$3]" office:value-type="float" office:value="0.230383461263251" calcext:value-type="float">
            <text:p>0.2303834613</text:p>
          </table:table-cell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RADIANS([.D29])" office:value-type="float" office:value="0.767944870877505" calcext:value-type="float">
            <text:p>0.7679448709</text:p>
          </table:table-cell>
          <table:table-cell table:formula="of:=[.E29]*[.$A$3]" office:value-type="float" office:value="0.230383461263251" calcext:value-type="float">
            <text:p>0.2303834613</text:p>
          </table:table-cell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table:formula="of:=RADIANS([.D30])" office:value-type="float" office:value="1.24791041517595" calcext:value-type="float">
            <text:p>1.2479104152</text:p>
          </table:table-cell>
          <table:table-cell table:formula="of:=[.E30]*[.$A$3]" office:value-type="float" office:value="0.374373124552784" calcext:value-type="float">
            <text:p>0.3743731246</text:p>
          </table:table-cell>
          <table:table-cell office:value-type="float" office:value="4515" calcext:value-type="float">
            <text:p>4515</text:p>
          </table:table-cell>
          <table:table-cell/>
          <table:table-cell table:formula="of:=[.G30]-[.G29]" office:value-type="float" office:value="1898" calcext:value-type="float">
            <text:p>1898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RADIANS([.D31])" office:value-type="float" office:value="1.65806278939461" calcext:value-type="float">
            <text:p>1.6580627894</text:p>
          </table:table-cell>
          <table:table-cell table:formula="of:=[.E31]*[.$A$3]" office:value-type="float" office:value="0.497418836818384" calcext:value-type="float">
            <text:p>0.4974188368</text:p>
          </table:table-cell>
          <table:table-cell office:value-type="float" office:value="5992" calcext:value-type="float">
            <text:p>5992</text:p>
          </table:table-cell>
          <table:table-cell/>
          <table:table-cell table:formula="of:=[.I30]*([.I26])" office:value-type="float" office:value="0.156646322727574" calcext:value-type="float">
            <text:p>0.1566463227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formula="of:=RADIANS([.D32])" office:value-type="float" office:value="1.18682389135614" calcext:value-type="float">
            <text:p>1.1868238914</text:p>
          </table:table-cell>
          <table:table-cell table:formula="of:=[.E32]*[.$A$3]" office:value-type="float" office:value="0.356047167406843" calcext:value-type="float">
            <text:p>0.3560471674</text:p>
          </table:table-cell>
          <table:table-cell office:value-type="float" office:value="4252" calcext:value-type="float">
            <text:p>4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formula="of:=RADIANS([.D33])" office:value-type="float" office:value="2.05948851735331" calcext:value-type="float">
            <text:p>2.0594885174</text:p>
          </table:table-cell>
          <table:table-cell table:formula="of:=[.E33]*[.$A$3]" office:value-type="float" office:value="0.617846555205993" calcext:value-type="float">
            <text:p>0.6178465552</text:p>
          </table:table-cell>
          <table:table-cell office:value-type="float" office:value="7410" calcext:value-type="float">
            <text:p>74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table:formula="of:=RADIANS([.D34])" office:value-type="float" office:value="2.39110107523223" calcext:value-type="float">
            <text:p>2.3911010752</text:p>
          </table:table-cell>
          <table:table-cell table:formula="of:=[.E34]*[.$A$3]" office:value-type="float" office:value="0.71733032256967" calcext:value-type="float">
            <text:p>0.7173303226</text:p>
          </table:table-cell>
          <table:table-cell office:value-type="float" office:value="8822" calcext:value-type="float">
            <text:p>88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RADIANS([.D35])" office:value-type="float" office:value="0.191986217719376" calcext:value-type="float">
            <text:p>0.1919862177</text:p>
          </table:table-cell>
          <table:table-cell table:formula="of:=[.E35]*[.$A$3]" office:value-type="float" office:value="0.0575958653158129" calcext:value-type="float">
            <text:p>0.0575958653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F28]/[.G28]" office:value-type="float" office:value="0.0000880334204292134" calcext:value-type="float">
            <text:p>8.80334204292134E-05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formula="of:=RADIANS([.D36])" office:value-type="float" office:value="1.46607657167524" calcext:value-type="float">
            <text:p>1.4660765717</text:p>
          </table:table-cell>
          <table:table-cell table:formula="of:=[.E36]*[.$A$3]" office:value-type="float" office:value="0.439822971502571" calcext:value-type="float">
            <text:p>0.4398229715</text:p>
          </table:table-cell>
          <table:table-cell office:value-type="float" office:value="5347" calcext:value-type="float">
            <text:p>5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RADIANS([.D37])" office:value-type="float" office:value="1.91986217719376" calcext:value-type="float">
            <text:p>1.9198621772</text:p>
          </table:table-cell>
          <table:table-cell table:formula="of:=[.E37]*[.$A$3]" office:value-type="float" office:value="0.575958653158129" calcext:value-type="float">
            <text:p>0.5759586532</text:p>
          </table:table-cell>
          <table:table-cell office:value-type="float" office:value="6957" calcext:value-type="float">
            <text:p>695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eft Vel/PWM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28]/[.B28])/30" office:value-type="float" office:value="0.00255981623625835" calcext:value-type="float">
            <text:p>0.002559816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29]/[.B29])/30" office:value-type="float" office:value="0.00255981623625835" calcext:value-type="float">
            <text:p>0.002559816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30]/[.B30])/30" office:value-type="float" office:value="0.00249582083035189" calcext:value-type="float">
            <text:p>0.00249582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31]/[.B31])/30" office:value-type="float" office:value="0.00247472058118599" calcext:value-type="float">
            <text:p>0.0024747206</text:p>
          </table:table-cell>
          <table:table-cell/>
          <table:table-cell office:value-type="string" calcext:value-type="string">
            <text:p>avg. left vel/PWM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Max Left Vel.</text:p>
          </table:table-cell>
        </table:table-row>
        <table:table-row table:style-name="ro1">
          <table:table-cell table:number-columns-repeated="4"/>
          <table:table-cell table:formula="of:=([.F32]/[.B32])/30" office:value-type="float" office:value="0.00258005193773075" calcext:value-type="float">
            <text:p>0.0025800519</text:p>
          </table:table-cell>
          <table:table-cell/>
          <table:table-cell table:formula="of:=AVERAGE([.E41:.E50])" office:value-type="float" office:value="0.00246799241115899" calcext:value-type="float">
            <text:p>0.0024679924</text:p>
          </table:table-cell>
          <table:table-cell table:formula="of:=1/[.G45]" office:value-type="float" office:value="405.187631646886" calcext:value-type="float">
            <text:p>405.1876316469</text:p>
          </table:table-cell>
          <table:table-cell table:formula="of:=255*[.G45]" office:value-type="float" office:value="0.629338064845543" calcext:value-type="float">
            <text:p>0.6293380648</text:p>
          </table:table-cell>
        </table:table-row>
        <table:table-row table:style-name="ro1">
          <table:table-cell table:number-columns-repeated="4"/>
          <table:table-cell table:formula="of:=([.F33]/[.B33])/30" office:value-type="float" office:value="0.00251157136262599" calcext:value-type="float">
            <text:p>0.00251157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34]/[.B34])/30" office:value-type="float" office:value="0.00249073028670024" calcext:value-type="float">
            <text:p>0.002490730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35]/[.B35])/30" office:value-type="float" office:value="0.00191986217719376" calcext:value-type="float">
            <text:p>0.001919862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F36]/[.B36])/30" office:value-type="float" office:value="0.00252771822702627" calcext:value-type="float">
            <text:p>0.0025277182</text:p>
          </table:table-cell>
          <table:table-cell table:number-columns-repeated="4"/>
        </table:table-row>
        <table:table-row table:style-name="ro1">
          <table:table-cell/>
          <table:table-cell table:formula="of:=0.0762*2*PI()" office:value-type="float" office:value="0.478778720407084" calcext:value-type="float">
            <text:p>0.4787787204</text:p>
          </table:table-cell>
          <table:table-cell table:number-columns-repeated="2"/>
          <table:table-cell table:formula="of:=([.F37]/[.B37])/30" office:value-type="float" office:value="0.00255981623625835" calcext:value-type="float">
            <text:p>0.002559816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[.B50]/[.G53]" office:value-type="float" office:value="5783.6708814536" calcext:value-type="float">
            <text:p>5783.6708814536</text:p>
          </table:table-cell>
          <table:table-cell table:number-columns-repeated="3"/>
          <table:table-cell office:value-type="string" calcext:value-type="string">
            <text:p>Left meters per tick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1/12080.05" office:value-type="float" office:value="0.0000827811143165798" calcext:value-type="float">
            <text:p>0.00008278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0.29*10/[.G53]" office:value-type="float" office:value="35032.145" calcext:value-type="float">
            <text:p>35032.1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09:25:24.142851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0:27:09.704377411</meta:creation-date>
    <dc:date>2019-05-09T11:32:20.349037875</dc:date>
    <meta:editing-duration>P1DT13H5M9S</meta:editing-duration>
    <meta:editing-cycles>21</meta:editing-cycles>
    <meta:generator>LibreOffice/5.1.6.2$Linux_X86_64 LibreOffice_project/10m0$Build-2</meta:generator>
    <meta:document-statistic meta:table-count="1" meta:cell-count="1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5.782cm" svg:y="0.316cm" chart:style-name="ch2">
          <text:p>Encoder vs. Distance</text:p>
        </chart:title>
        <chart:subtitle svg:x="6.88cm" svg:y="1.275cm" chart:style-name="ch3">
          <text:p>Right Wheel</text:p>
        </chart:subtitle>
        <chart:legend chart:legend-position="end" svg:x="11.233cm" svg:y="3.954cm" style:legend-expansion="high" chart:style-name="ch4"/>
        <chart:plot-area chart:style-name="ch5" table:cell-range-address="Sheet1.F4:Sheet1.G13 Sheet1.G3:Sheet1.G3" chart:data-source-has-labels="row" svg:x="0.319cm" svg:y="2.138cm" svg:width="10.595cm" svg:height="6.687cm">
          <chartooo:coordinate-region svg:x="1.311cm" svg:y="2.338cm" svg:width="9.178cm" svg:height="5.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G4:Sheet1.G13" chart:label-cell-address="Sheet1.G3:Sheet1.G3" chart:class="chart:scatter">
            <chart:domain table:cell-range-address="Sheet1.F4:Sheet1.F13"/>
            <chart:regression-curve chart:style-name="ch9">
              <chart:equation chart:display-equation="true" chart:display-r-square="true"/>
            </chart:regression-curve>
            <chart:data-point chart:repeated="3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ncoder Ticks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6349540849362">
                <text:p>0.196349540849362</text:p>
                <draw:g>
                  <svg:desc>Sheet1.F4:Sheet1.F13</svg:desc>
                </draw:g>
              </table:table-cell>
              <table:table-cell office:value-type="float" office:value="2418">
                <text:p>2418</text:p>
                <draw:g>
                  <svg:desc>Sheet1.G4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8967534727354">
                <text:p>0.198967534727354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789051088682">
                <text:p>0.405789051088682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9778714378214">
                <text:p>0.549778714378214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262481741891">
                <text:p>0.649262481741891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3252145031423">
                <text:p>0.793252145031423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7758040957278">
                <text:p>0.083775804095727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1710873550435">
                <text:p>0.481710873550435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374579694027">
                <text:p>0.607374579694027</text:p>
              </table:table-cell>
              <table:table-cell office:value-type="float" office:value="7353">
                <text:p>7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10.927cm" svg:y="0.293cm" chart:style-name="ch2">
          <text:p>Encoder vs. Distance</text:p>
        </chart:title>
        <chart:subtitle svg:x="12.376cm" svg:y="1.141cm" chart:style-name="ch3">
          <text:p>Left Wheel</text:p>
        </chart:subtitle>
        <chart:legend chart:legend-position="end" svg:x="11.233cm" svg:y="3.954cm" style:legend-expansion="high" chart:style-name="ch4"/>
        <chart:plot-area chart:style-name="ch5" table:cell-range-address="Sheet1.F28:Sheet1.G37 Sheet1.G27:Sheet1.G27" chart:data-source-has-labels="row" svg:x="0.078cm" svg:y="0.179cm" svg:width="10.594cm" svg:height="8.645cm">
          <chartooo:coordinate-region svg:x="1.255cm" svg:y="0.379cm" svg:width="9.177cm" svg:height="7.79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G28:Sheet1.G37" chart:label-cell-address="Sheet1.G27:Sheet1.G27" chart:class="chart:scatter">
            <chart:domain table:cell-range-address="Sheet1.F28:Sheet1.F37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ncoder Ticks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0383461263251">
                <text:p>0.230383461263251</text:p>
                <draw:g>
                  <svg:desc>Sheet1.F28:Sheet1.F37</svg:desc>
                </draw:g>
              </table:table-cell>
              <table:table-cell office:value-type="float" office:value="2617">
                <text:p>2617</text:p>
                <draw:g>
                  <svg:desc>Sheet1.G28:Sheet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0383461263251">
                <text:p>0.230383461263251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4373124552784">
                <text:p>0.374373124552784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7418836818384">
                <text:p>0.497418836818384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6047167406843">
                <text:p>0.356047167406843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846555205993">
                <text:p>0.617846555205993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733032256967">
                <text:p>0.71733032256967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5958653158129">
                <text:p>0.057595865315812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9822971502571">
                <text:p>0.439822971502571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5958653158129">
                <text:p>0.575958653158129</text:p>
              </table:table-cell>
              <table:table-cell office:value-type="float" office:value="6957">
                <text:p>6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Sheet1.G27:Sheet1.G37 Sheet1.F28:Sheet1.F37" chart:data-source-has-labels="row" svg:x="0.32cm" svg:y="0.18cm" svg:width="10.603cm" svg:height="8.64cm">
          <chartooo:coordinate-region svg:x="1.047cm" svg:y="0.379cm" svg:width="9.4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8:Sheet1.F37" chart:label-cell-address="Sheet1.G27:Sheet1.G27" chart:class="chart:scatter">
            <chart:domain table:cell-range-address="Sheet1.G28:Sheet1.G37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ncoder Ticks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7">
                <text:p>2617</text:p>
                <draw:g>
                  <svg:desc>Sheet1.G28:Sheet1.G37</svg:desc>
                </draw:g>
              </table:table-cell>
              <table:table-cell office:value-type="float" office:value="0.230383461263251">
                <text:p>0.230383461263251</text:p>
                <draw:g>
                  <svg:desc>Sheet1.F28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7">
                <text:p>2617</text:p>
              </table:table-cell>
              <table:table-cell office:value-type="float" office:value="0.230383461263251">
                <text:p>0.230383461263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5">
                <text:p>4515</text:p>
              </table:table-cell>
              <table:table-cell office:value-type="float" office:value="0.374373124552784">
                <text:p>0.374373124552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2">
                <text:p>5992</text:p>
              </table:table-cell>
              <table:table-cell office:value-type="float" office:value="0.497418836818384">
                <text:p>0.497418836818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2">
                <text:p>4252</text:p>
              </table:table-cell>
              <table:table-cell office:value-type="float" office:value="0.356047167406843">
                <text:p>0.356047167406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10">
                <text:p>7410</text:p>
              </table:table-cell>
              <table:table-cell office:value-type="float" office:value="0.617846555205993">
                <text:p>0.617846555205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22">
                <text:p>8822</text:p>
              </table:table-cell>
              <table:table-cell office:value-type="float" office:value="0.71733032256967">
                <text:p>0.71733032256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3">
                <text:p>893</text:p>
              </table:table-cell>
              <table:table-cell office:value-type="float" office:value="0.0575958653158129">
                <text:p>0.0575958653158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47">
                <text:p>5347</text:p>
              </table:table-cell>
              <table:table-cell office:value-type="float" office:value="0.439822971502571">
                <text:p>0.43982297150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57">
                <text:p>6957</text:p>
              </table:table-cell>
              <table:table-cell office:value-type="float" office:value="0.575958653158129">
                <text:p>0.575958653158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